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705cm" table:align="left"/>
    </style:style>
    <style:style style:name="Table1.A" style:family="table-column">
      <style:table-column-properties style:column-width="2.2cm"/>
    </style:style>
    <style:style style:name="Table1.B" style:family="table-column">
      <style:table-column-properties style:column-width="8.505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Text_20_body">
      <style:text-properties officeooo:rsid="001b8a48" officeooo:paragraph-rsid="001b8a48"/>
    </style:style>
    <style:style style:name="P2" style:family="paragraph" style:parent-style-name="Text_20_body">
      <style:text-properties officeooo:rsid="0009b671" officeooo:paragraph-rsid="001caa6f"/>
    </style:style>
    <style:style style:name="P3" style:family="paragraph" style:parent-style-name="Text_20_body">
      <style:text-properties officeooo:rsid="001e7048" officeooo:paragraph-rsid="001e7048"/>
    </style:style>
    <style:style style:name="P4" style:family="paragraph" style:parent-style-name="Text_20_body">
      <style:text-properties officeooo:rsid="001e7048" officeooo:paragraph-rsid="001ff4d7"/>
    </style:style>
    <style:style style:name="P5" style:family="paragraph" style:parent-style-name="Text_20_body">
      <style:text-properties officeooo:rsid="001ff4d7" officeooo:paragraph-rsid="001ff4d7"/>
    </style:style>
    <style:style style:name="P6" style:family="paragraph" style:parent-style-name="Text_20_body">
      <style:text-properties officeooo:rsid="00205fe1" officeooo:paragraph-rsid="00205fe1"/>
    </style:style>
    <style:style style:name="P7" style:family="paragraph" style:parent-style-name="Title">
      <style:text-properties officeooo:rsid="001b8a48" officeooo:paragraph-rsid="001b8a48"/>
    </style:style>
    <style:style style:name="P8" style:family="paragraph" style:parent-style-name="Table_20_Contents">
      <style:paragraph-properties style:line-height-at-least="0.529cm"/>
      <style:text-properties fo:color="#333333" style:font-name="SFMono-Regular" fo:font-size="9pt"/>
    </style:style>
    <style:style style:name="P9" style:family="paragraph" style:parent-style-name="Table_20_Contents">
      <style:paragraph-properties style:line-height-at-least="0.529cm" fo:orphans="2" fo:widows="2"/>
      <style:text-properties fo:color="#333333" style:font-name="SFMono-Regular" fo:font-size="9pt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ext_20_body">
      <style:text-properties fo:font-style="normal" style:text-underline-style="none" officeooo:rsid="001e7048" officeooo:paragraph-rsid="001e7048" style:font-style-asian="normal" style:font-style-complex="normal"/>
    </style:style>
    <style:style style:name="P12" style:family="paragraph" style:parent-style-name="Text_20_body">
      <style:text-properties fo:font-style="normal" style:text-underline-style="none" officeooo:rsid="001ff4d7" officeooo:paragraph-rsid="001ff4d7" style:font-style-asian="normal" style:font-style-complex="normal"/>
    </style:style>
    <style:style style:name="P13" style:family="paragraph" style:parent-style-name="Text_20_body">
      <style:text-properties fo:font-style="normal" officeooo:rsid="001e7048" officeooo:paragraph-rsid="001e7048" style:font-style-asian="normal" style:font-style-complex="normal"/>
    </style:style>
    <style:style style:name="P14" style:family="paragraph" style:parent-style-name="Text_20_body">
      <style:text-properties fo:font-style="normal" officeooo:rsid="001e7048" officeooo:paragraph-rsid="001ff4d7" style:font-style-asian="normal" style:font-style-complex="normal"/>
    </style:style>
    <style:style style:name="P15" style:family="paragraph" style:parent-style-name="Text_20_body">
      <style:text-properties fo:font-style="normal" officeooo:rsid="001ff4d7" officeooo:paragraph-rsid="001ff4d7" style:font-style-asian="normal" style:font-style-complex="normal"/>
    </style:style>
    <style:style style:name="P16" style:family="paragraph" style:parent-style-name="Text_20_body">
      <style:text-properties fo:font-style="normal" officeooo:rsid="00205fe1" officeooo:paragraph-rsid="00205fe1" style:font-style-asian="normal" style:font-style-complex="normal"/>
    </style:style>
    <style:style style:name="P17" style:family="paragraph" style:parent-style-name="Text_20_body">
      <style:text-properties fo:font-style="italic" officeooo:rsid="00205fe1" officeooo:paragraph-rsid="00205fe1" style:font-style-asian="italic" style:font-style-complex="italic"/>
    </style:style>
    <style:style style:name="P18" style:family="paragraph" style:parent-style-name="Heading_20_2">
      <style:text-properties officeooo:rsid="0009b671" officeooo:paragraph-rsid="001caa6f"/>
    </style:style>
    <style:style style:name="P19" style:family="paragraph" style:parent-style-name="Heading_20_2">
      <style:text-properties officeooo:rsid="001e7048" officeooo:paragraph-rsid="001e7048"/>
    </style:style>
    <style:style style:name="T1" style:family="text">
      <style:text-properties officeooo:rsid="0009e020"/>
    </style:style>
    <style:style style:name="T2" style:family="text">
      <style:text-properties officeooo:rsid="001caa6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ff4d7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1ff4d7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ff4d7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1ff4d7" style:font-style-asian="normal" style:font-style-complex="normal"/>
    </style:style>
    <style:style style:name="T11" style:family="text">
      <style:text-properties officeooo:rsid="0022256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b <text:span text:style-name="T11">5</text:span>. <text:s/>Configuring the database using formulas and spm</text:p>
      <text:p text:style-name="P1"/>
      <text:p text:style-name="P1"/>
      <text:h text:style-name="P18" text:outline-level="2">Before starting the lab. </text:h>
      <text:p text:style-name="P2">Log into the <text:span text:style-name="T2">database server</text:span> as root. <text:s/><text:span text:style-name="T1">Install the minion via the bootstrap command as we did in Lab 1. <text:s/>Omit the -M option as that will install the salt master, which we don't need here. <text:s/>As before, modify the minion file to tell Saltstack where the salt master is located, and, on the salt master, accept the new minion's key. </text:span></text:p>
      <text:p text:style-name="P2"/>
      <text:h text:style-name="P19" text:outline-level="2">Setting up spm.</text:h>
      <text:p text:style-name="P3">To set up spm, perform the following actions. </text:p>
      <text:p text:style-name="P3"/>
      <text:p text:style-name="P3">1. <text:s/>Edit your salt master configuration file. <text:s/>Underneath the <text:span text:style-name="T5">file_roots:</text:span><text:span text:style-name="T9"> directive, add the following line:</text:span></text:p>
      <text:p text:style-name="P11">- /srv/salt/spm</text:p>
      <text:p text:style-name="P11">2. Restart the salt-master</text:p>
      <text:p text:style-name="P3">3. <text:s/>Create the following directory under /etc/salt. <text:s/><text:span text:style-name="T3">/etc/salt/spm.repos.d.</text:span></text:p>
      <text:p text:style-name="P13">4. <text:s/>Change to that directory. <text:s/>Create and edit the file spm.repos. <text:s/>Add the following lines:</text:p>
      <text:p text:style-name="P3">saltstack_formulas:</text:p>
      <text:p text:style-name="P4"><text:span text:style-name="T7"><text:s text:c="2"/>url: </text:span><text:a xlink:type="simple" xlink:href="https://github.com/saltstack-formulas"><text:span text:style-name="T7">https://github.com/saltstack-formulas</text:span></text:a></text:p>
      <text:p text:style-name="P4"><text:span text:style-name="T8">5. <text:s/>Create a repository with spm by running </text:span><text:span text:style-name="T4">spm create_repo /srv/salt/spm</text:span></text:p>
      <text:p text:style-name="P4"><text:span text:style-name="T10">6. <text:s/>Update the repo using the command </text:span><text:span text:style-name="T6">spm update_repo</text:span><text:span text:style-name="T10">.</text:span></text:p>
      <text:p text:style-name="P4"><text:span text:style-name="T10">7. <text:s/>create a directory called </text:span><text:span text:style-name="T6">/srv/salt/formulas.</text:span></text:p>
      <text:p text:style-name="P12">8. <text:s/>Change to that directory.</text:p>
      <text:p text:style-name="P4"><text:span text:style-name="T10">9. <text:s/>using a </text:span><text:span text:style-name="T6">git clone</text:span><text:span text:style-name="T10"> command, clone the following repo: <text:s/></text:span><text:a xlink:type="simple" xlink:href="https://github.com/saltstack-formulas/postgres-formula">https://github.com/saltstack-formulas/postgres-formula</text:a></text:p>
      <text:p text:style-name="P12">10. <text:s/>You will manually need to create a FORMULA file in YAML format. <text:s/>Most of the saltstack formulas do not have a FORMULA file created, so you will have to do this manually. <text:s/>The nginx formula, however does have a FORMULA file so you can use that one as the template.</text:p>
      <text:p text:style-name="P14"/>
      <text:p text:style-name="P15">Here is the nginx formula file. </text:p>
      <text:p text:style-name="P5"><text:soft-page-break/></text:p>
      <text:section text:style-name="Sect1" text:name="js-repo-pjax-container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"><text:bookmark text:name="LC1"/>name: nginx<text:bookmark text:name="L2"/></text:p>
            </table:table-cell>
            <table:table-cell table:style-name="Table1.B1" office:value-type="string">
              <text:p text:style-name="P10"/>
            </table:table-cell>
          </table:table-row>
          <table:table-row>
            <table:table-cell table:style-name="Table1.A1" office:value-type="string">
              <text:p text:style-name="P10"><text:bookmark text:name="LC2"/></text:p>
            </table:table-cell>
            <table:table-cell table:style-name="Table1.A1" office:value-type="string">
              <text:p text:style-name="P8">os: RedHat, Debian, Ubuntu, Suse, Gentoo<text:bookmark text:name="L3"/></text:p>
            </table:table-cell>
          </table:table-row>
          <table:table-row>
            <table:table-cell table:style-name="Table1.A1" office:value-type="string">
              <text:p text:style-name="P10"><text:bookmark text:name="LC3"/></text:p>
            </table:table-cell>
            <table:table-cell table:style-name="Table1.A1" office:value-type="string">
              <text:p text:style-name="P8">os_family: RedHat, Debian, Suse, Gentoo<text:bookmark text:name="L4"/></text:p>
            </table:table-cell>
          </table:table-row>
          <table:table-row>
            <table:table-cell table:style-name="Table1.A1" office:value-type="string">
              <text:p text:style-name="P10"><text:bookmark text:name="LC4"/></text:p>
            </table:table-cell>
            <table:table-cell table:style-name="Table1.A1" office:value-type="string">
              <text:p text:style-name="P8">version: 201507<text:bookmark text:name="L5"/></text:p>
            </table:table-cell>
          </table:table-row>
          <table:table-row>
            <table:table-cell table:style-name="Table1.A1" office:value-type="string">
              <text:p text:style-name="P10"><text:bookmark text:name="LC5"/></text:p>
            </table:table-cell>
            <table:table-cell table:style-name="Table1.A1" office:value-type="string">
              <text:p text:style-name="P8">release: 1<text:bookmark text:name="L6"/></text:p>
            </table:table-cell>
          </table:table-row>
          <table:table-row>
            <table:table-cell table:style-name="Table1.A1" office:value-type="string">
              <text:p text:style-name="P10"><text:bookmark text:name="LC6"/></text:p>
            </table:table-cell>
            <table:table-cell table:style-name="Table1.A1" office:value-type="string">
              <text:p text:style-name="P8">minimum_version: 2015.8<text:bookmark text:name="L7"/></text:p>
            </table:table-cell>
          </table:table-row>
          <table:table-row>
            <table:table-cell table:style-name="Table1.A1" office:value-type="string">
              <text:p text:style-name="P10"><text:bookmark text:name="LC7"/></text:p>
            </table:table-cell>
            <table:table-cell table:style-name="Table1.A1" office:value-type="string">
              <text:p text:style-name="P8">summary: Formula for installing Nginx<text:bookmark text:name="L8"/></text:p>
            </table:table-cell>
          </table:table-row>
          <table:table-row>
            <table:table-cell table:style-name="Table1.A1" office:value-type="string">
              <text:p text:style-name="P10"><text:bookmark text:name="LC8"/></text:p>
            </table:table-cell>
            <table:table-cell table:style-name="Table1.A1" office:value-type="string">
              <text:p text:style-name="P9">description: Formula for installing Nginx web server</text:p>
            </table:table-cell>
          </table:table-row>
        </table:table>
      </text:section>
      <text:p text:style-name="Text_20_body"/>
      <text:p text:style-name="P5">Replace all of the relevant information from Nginx to Postgres. </text:p>
      <text:p text:style-name="P6">11. <text:s/>Run <text:span text:style-name="T3">sudo</text:span> <text:span text:style-name="T3">spm build /srv/salt/formulas/postgres-formula. <text:s/></text:span><text:span text:style-name="T7">This will place an spm package into the directory /srv/spm_build.</text:span></text:p>
      <text:p text:style-name="P6"><text:span text:style-name="T7">12. <text:s/>Install the spm package with </text:span><text:span text:style-name="T3">sudo spm install postgres. <text:s/></text:span><text:span text:style-name="T7">This places the built states into the directory /srv/spm/salt</text:span></text:p>
      <text:p text:style-name="P6"><text:span text:style-name="T7">13. Now you're ready to use the formula. <text:s/>In your </text:span><text:span text:style-name="T3">top.sls</text:span><text:span text:style-name="T7"> file, Add a 'db' state that calls the postgres formula.</text:span></text:p>
      <text:p text:style-name="P6">14. <text:s/>Use the command <text:span text:style-name="T3">sudo salt 'dbserver*' state.apply db </text:span><text:span text:style-name="T7"><text:s/>to apply the state to the database server.</text:span></text:p>
      <text:p text:style-name="P16"/>
      <text:p text:style-name="P17"/>
      <text:p text:style-name="P1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7:44:25.974016382</meta:creation-date>
    <dc:date>2017-02-21T09:17:06.107949296</dc:date>
    <meta:editing-duration>PT1H12M26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2" meta:paragraph-count="32" meta:word-count="345" meta:character-count="2221" meta:non-whitespace-character-count="1874"/>
  </office:meta>
</office:document-meta>
</file>